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" svg:font-family="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254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charset="x-symbol" fo:font-size="12pt" fo:country="US" style:country-asian="SA" style:font-size-asian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ogin as guest (password is guest123)</text:p>
          </table:table-cell>
          <table:table-cell office:value-type="string" calcext:value-type="string">
            <text:p>su rishita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ind the present Directory </text:p>
          </table:table-cell>
          <table:table-cell office:value-type="string" calcext:value-type="string">
            <text:p>pwd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rite the / directory structure</text:p>
          </table:table-cell>
          <table:table-cell office:value-type="string" calcext:value-type="string">
            <text:p>tre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rite a few commands available in /bin and /sbin directory</text:p>
          </table:table-cell>
          <table:table-cell office:value-type="string" calcext:value-type="string">
            <text:p>chmod, cat for bin</text:p>
          </table:table-cell>
          <table:table-cell office:value-type="string" calcext:value-type="string">
            <text:p>reboot,shut down are sbin command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ind the guest directory</text:p>
          </table:table-cell>
          <table:table-cell office:value-type="string" calcext:value-type="string">
            <text:p>locate guest | grep /guest$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rite the permissions of guest directory</text:p>
          </table:table-cell>
          <table:table-cell office:value-type="string" calcext:value-type="string">
            <text:p>ls -la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reate a new Directory test in guest directory</text:p>
          </table:table-cell>
          <table:table-cell office:value-type="string" calcext:value-type="string">
            <text:p>mkdir tes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rite the permissions of test directory</text:p>
          </table:table-cell>
          <table:table-cell office:value-type="string" calcext:value-type="string">
            <text:p>$cd test</text:p>
          </table:table-cell>
          <table:table-cell office:value-type="string" calcext:value-type="string">
            <text:p>$ls -la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py the file /etc/resolv.conf in test directory</text:p>
          </table:table-cell>
          <table:table-cell office:value-type="string" calcext:value-type="string">
            <text:p>cp /etc/resolv.conf tes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ename the test directory to testing</text:p>
          </table:table-cell>
          <table:table-cell office:value-type="string" calcext:value-type="string">
            <text:p>mv /home/os/test /home/os/testing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Delete the testing directory</text:p>
          </table:table-cell>
          <table:table-cell office:value-type="string" calcext:value-type="string">
            <text:p>rm -rf /home/os/testing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hange the permissions of guest directory to 775</text:p>
          </table:table-cell>
          <table:table-cell office:value-type="string" calcext:value-type="string">
            <text:p>Chmod 775 os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Change the permissions of /tmp directory to 700</text:p>
          </table:table-cell>
          <table:table-cell office:value-type="string" calcext:value-type="string">
            <text:p>Chmod 700 /tmp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Login as root user </text:p>
          </table:table-cell>
          <table:table-cell office:value-type="string" calcext:value-type="string">
            <text:p>su anmol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hange the permissions of guest directory to 700</text:p>
          </table:table-cell>
          <table:table-cell office:value-type="string" calcext:value-type="string">
            <text:p>sudo chmod 700 /home/rishita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he location of kernel files in Unix File System is /boot and by looking at the kernel file, write the kernel version you are using in your system.</text:p>
          </table:table-cell>
          <table:table-cell office:value-type="string" calcext:value-type="string">
            <text:p>uname -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Login as guest</text:p>
          </table:table-cell>
          <table:table-cell office:value-type="string" calcext:value-type="string">
            <text:p>su rishita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hange directory to /</text:p>
          </table:table-cell>
          <table:table-cell office:value-type="string" calcext:value-type="string">
            <text:p>cd /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st the contents of /home directory</text:p>
          </table:table-cell>
          <table:table-cell office:value-type="string" calcext:value-type="string">
            <text:p>ls /hom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ind the group to which guest belongs</text:p>
          </table:table-cell>
          <table:table-cell office:value-type="string" calcext:value-type="string">
            <text:p>groups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Create a file sidbi in the home area of guest (hint: use touch command)</text:p>
          </table:table-cell>
          <table:table-cell office:value-type="string" calcext:value-type="string">
            <text:p>touch sidbi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Find the permissions of the file sidbi</text:p>
          </table:table-cell>
          <table:table-cell office:value-type="string" calcext:value-type="string">
            <text:p>ls -la sidbi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Find the inode number of file sidbi (hint: ls –li)</text:p>
          </table:table-cell>
          <table:table-cell office:value-type="string" calcext:value-type="string">
            <text:p>ls -i /home/os/sidbi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Copy the file sidbi to sidbi1</text:p>
          </table:table-cell>
          <table:table-cell office:value-type="string" calcext:value-type="string">
            <text:p>cp sidbi sidbi1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Find the inode number of file sidbi1 (hint: ls –li)</text:p>
          </table:table-cell>
          <table:table-cell office:value-type="string" calcext:value-type="string">
            <text:p>ls -i /home/os/sidbi1 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Move the file sidbi to sidbi2</text:p>
          </table:table-cell>
          <table:table-cell office:value-type="string" calcext:value-type="string">
            <text:p>mv sidbi sidbi2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Find the inode number of file sidbi2 (hint: ls –li)</text:p>
          </table:table-cell>
          <table:table-cell office:value-type="string" calcext:value-type="string">
            <text:p>ls -li /home/os/sidbi2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Move sidbi2 to sidbi</text:p>
          </table:table-cell>
          <table:table-cell office:value-type="string" calcext:value-type="string">
            <text:p>mv sidbi2 sidbi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Login as root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Create a new user guest1 with same group as guest (hint: use GUI tool Applications<text:span text:style-name="T1"></text:span>System Settings<text:span text:style-name="T1"></text:span> Users and Groups)[More on this later in the course]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Create a new user guest2 with a different group than the group of guest (hint: use GUI tool Applications<text:span text:style-name="T1"></text:span>System Settings<text:span text:style-name="T1"></text:span> Users and Groups)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ind, what permissions should the file sidbi have, so that both guest1 and guest2 can write into this file.</text:p>
          </table:table-cell>
          <table:table-cell table:number-columns-repeated="5"/>
        </table:table-row>
        <table:table-row table:style-name="ro2">
          <table:table-cell table:style-name="ce1"/>
          <table:table-cell table:number-columns-repeated="5"/>
        </table:table-row>
        <table:table-row table:style-name="ro2">
          <table:table-cell table:style-name="ce1" office:value-type="string" calcext:value-type="string">
            <text:p>Home work : <text:s/>Linux installation <text:s/>step by step . Prefer manual installation to get deep understanding. </text:p>
          </table:table-cell>
          <table:table-cell table:number-columns-repeated="5"/>
        </table:table-row>
        <table:table-row table:style-name="ro2">
          <table:table-cell table:style-name="ce1"/>
          <table:table-cell table:number-columns-repeated="5"/>
        </table:table-row>
        <table:table-row table:style-name="ro2">
          <table:table-cell table:style-name="ce1" office:value-type="string" calcext:value-type="string">
            <text:p>Guest login is presumed. Students may work in their individual logins.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tep 29 to 32 are based on your student access rights policy. Otherwise it may be followed on your personal laptops.</text:p>
          </table:table-cell>
          <table:table-cell table:number-columns-repeated="5"/>
        </table:table-row>
        <table:table-row table:style-name="ro5" table:number-rows-repeated="1048538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" svg:font-family="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12:42:10.609133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s </meta:initial-creator>
    <meta:creation-date>2015-01-16T15:17:47</meta:creation-date>
    <dc:date>2015-01-21T12:50:55.467182451</dc:date>
    <meta:editing-duration>PT2M19S</meta:editing-duration>
    <meta:editing-cycles>2</meta:editing-cycles>
    <meta:generator>LibreOffice/4.2.4.2$Linux_X86_64 LibreOffice_project/420m0$Build-2</meta:generator>
    <meta:document-statistic meta:table-count="3" meta:cell-count="65" meta:object-count="0"/>
  </office:meta>
</office:document-meta>
</file>